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23FE000036AD0084A44C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Consolas" fo:font-size="22pt" fo:font-style="italic" style:font-size-asian="22pt" style:font-style-asian="italic" style:font-size-complex="22pt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Cadre2" text:anchor-type="paragraph" svg:x="1.438cm" svg:y="0.053cm" svg:width="15.431cm" draw:z-index="1"><draw:text-box fo:min-height="3.394cm"><text:h text:style-name="P3" text:outline-level="1">Procédure d'enquête pour bien écrire les fins de verbes en [é]</text:h></draw:text-box></draw:frame></text:h>
      <text:p text:style-name="Standard"/>
      <text:p text:style-name="Standard"/>
      <text:p text:style-name="Standard"/>
      <text:p text:style-name="Standard"><draw:frame draw:style-name="fr2" draw:name="images1" text:anchor-type="paragraph" svg:x="-1.169cm" svg:y="5.251cm" svg:width="5.186cm" svg:height="7.934cm" draw:z-index="2"><draw:image xlink:href="Pictures/20000007000023FE000036AD0084A44C.svm" xlink:type="simple" xlink:show="embed" xlink:actuate="onLoad"/></draw:frame><draw:frame draw:style-name="fr1" draw:name="Cadre1" text:anchor-type="paragraph" svg:x="4.498cm" svg:y="3.048cm" svg:width="13.742cm" draw:z-index="0"><draw:text-box fo:min-height="20.765cm"><text:p text:style-name="Frame_20_contents"/></draw:text-box></draw:frame></text:p>
      <text:p text:style-name="P1"/>
      <text:h text:style-name="Heading_20_2" text:outline-level="2">Mystère au collège Emile Zola !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3:18:50.75</meta:creation-date>
    <meta:document-statistic meta:table-count="0" meta:image-count="1" meta:object-count="0" meta:page-count="2" meta:paragraph-count="2" meta:word-count="17" meta:character-count="93" meta:non-whitespace-character-count="78"/>
    <dc:date>2013-04-02T14:05:21.42</dc:date>
    <meta:editing-duration>PT1M4S</meta:editing-duration>
    <meta:editing-cycles>1</meta:editing-cycles>
    <meta:generator>LibreOffice/3.4$Win32 LibreOffice_project/340m1$Build-502</meta:generator>
  </office:meta>
</office:document-meta>
</file>